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color="#FF0000"/>
    </style:style>
  </office:automatic-styles>
  <office:body>
    <office:text text:use-soft-page-breaks="true">
      <text:p text:style-name="P1">Nachdenkzettel Beziehungen/Vererbung</text:p>
      <text:p text:style-name="Standard"/>
      <text:p text:style-name="Standard"/>
      <text:p text:style-name="Standard">1. „Class B extends X“. Jetzt fügen Sie eine neue Methode in <text:s/>X ein. Müssen Sie B anpassen?</text:p>
      <text:p text:style-name="Standard"><text:s text:c="6"/></text:p>
      <text:p text:style-name="Standard">2. Class B extends X <text:s/>{</text:p>
      <text:p text:style-name="Standard"/>
      <text:p text:style-name="Standard"><text:tab/>public void newMethodinB() <text:s/>{ <text:s/>…. }</text:p>
      <text:p text:style-name="Standard"/>
      <text:p text:style-name="Standard">}</text:p>
      <text:p text:style-name="Standard"><text:s/>Jetzt fügen Sie eine neue public Methode in ihre abgeleitete Klasse ein. Sie möchten diese neue Methode im Code verwenden. Prüfen Sie die folgenden Codezeilen:</text:p>
      <text:p text:style-name="Standard"><text:tab/>X x = new B();</text:p>
      <text:p text:style-name="Standard"><text:s text:c="12"/>x.newMethodinB();</text:p>
      <text:p text:style-name="Standard"/>
      <text:p text:style-name="Standard">Was stellen Sie fest?</text:p>
      <text:p text:style-name="Standard"><text:s text:c="2"/></text:p>
      <text:p text:style-name="Standard">2. Class B extends X <text:s/>{</text:p>
      <text:p text:style-name="Standard"><text:s text:c="12"/>@override <text:s text:c="10"/></text:p>
      <text:p text:style-name="Standard"><text:tab/>public void methodinB() <text:s/>{ <text:s/>…. }</text:p>
      <text:p text:style-name="Standard"/>
      <text:p text:style-name="Standard">}</text:p>
      <text:p text:style-name="Standard"><text:s/>Jetzt überschreiben Sie eine Methode der Basisklasse in ihrer abgeleitete Klasse. Sie möchten diese neue Methode im Code verwenden. Prüfen Sie die folgenden Codezeilen:</text:p>
      <text:p text:style-name="Standard"><text:tab/>X x = new B();</text:p>
      <text:p text:style-name="Standard"><text:s text:c="12"/>x.methodinB();</text:p>
      <text:p text:style-name="Standard"/>
      <text:p text:style-name="Standard">Was stellen Sie fest?</text:p>
      <text:p text:style-name="Standard"><text:s text:c="9"/></text:p>
      <text:p text:style-name="Standard">3. Versuchen Sie „Square“ von Rectangle abzuleiten (geben Sie an welche Methoden Sie in die Basisklasse tun und welche Sie in die abgeleitete Klasse tun)</text:p>
      <text:p text:style-name="Standard"/>
      <text:p text:style-name="Standard">4. Jetzt machen Sie das Gleiche umgekehrt: Rectangle von Square ableiten und die Methoden verteilen.</text:p>
      <text:p text:style-name="Standard"><text:s text:c="22"/></text:p>
      <text:p text:style-name="Standard"/>
      <text:p text:style-name="Standard"><text:s/>5. Nehmen Sie an, „String“ wäre in Java nicht final. Die Klasse Filename „extends“ die Klasse String. Ist das korrekt? Wie heisst das Prinzip dahinter?</text:p>
      <text:p text:style-name="Standard"/>
      <text:p text:style-name="P2">Antwort:<text:s/></text:p>
      <text:p text:style-name="Standard">1. Nein, es ist keine Anpassung in B erforderlich, da B automatisch die neue Methode erbt.</text:p>
      <text:p text:style-name="Standard">2. Der Code wird nicht kompilieren, da x vom Typ X ist und nicht auf die spezifische Methode in B zugreifen kann.</text:p>
      <text:p text:style-name="Standard">3. In die Basisklasse kommen allgemeine Methoden wie "calculateArea()", in die abgeleitete Klasse spezifische Methoden wie "setSideLength()".</text:p>
      <text:p text:style-name="Standard">4. Bei der Ableitung von Rectangle von Square würde man die Methode "calculateArea()" in die Basisklasse Rectangle aufnehmen und spezifische Methoden wie "setSideLength()" in die abgeleitete Klasse Square.</text:p>
      <text:p text:style-name="Standard">5. Nein, das ist nicht korrekt. Das Prinzip, das hier greift, ist das "Finalitätsprinzip" oder das "final-Klasse-Prinzip"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alter</meta:initial-creator>
    <dc:creator>Anton Horn</dc:creator>
    <meta:creation-date>2023-06-07T14:49:00Z</meta:creation-date>
    <dc:date>2023-06-07T14:49:00Z</dc:date>
    <meta:template xlink:href="Normal.dotm" xlink:type="simple"/>
    <meta:editing-cycles>2</meta:editing-cycles>
    <meta:editing-duration>PT0S</meta:editing-duration>
    <meta:document-statistic meta:page-count="1" meta:paragraph-count="3" meta:word-count="259" meta:character-count="1893" meta:row-count="13" meta:non-whitespace-character-count="1637"/>
  </office:meta>
</office:document-meta>
</file>